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3">
  <office:scripts/>
  <office:font-face-decls>
    <style:font-face style:name="Liberation Sans" style:font-pitch="variable" svg:font-family="'Liberation Sans'" style:font-family-generic="swiss"/>
    <style:font-face style:name="Liberation Serif" style:font-pitch="variable" svg:font-family="'Liberation Serif'" style:font-family-generic="roman"/>
    <style:font-face style:name="Liberation Serif1" style:font-pitch="variable" svg:font-family="'Liberation Serif'"/>
    <style:font-face style:name="Lohit Devanagari" style:font-pitch="variable" svg:font-family="'Lohit Devanagari'" style:font-family-generic="system"/>
    <style:font-face style:name="Lohit Devanagari1" svg:font-family="'Lohit Devanagari'"/>
    <style:font-face style:name="Noto Sans CJK SC" style:font-pitch="variable" svg:font-family="'Noto Sans CJK SC'" style:font-family-generic="system"/>
    <style:font-face style:name="Noto Serif CJK SC" style:font-pitch="variable" svg:font-family="'Noto Serif CJK SC'" style:font-family-generic="system"/>
    <style:font-face style:name="Ubuntu Condensed" style:font-pitch="variable" svg:font-family="'Ubuntu Condensed'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0403e2" officeooo:rsid="000403e2"/>
    </style:style>
    <style:style style:name="P2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loext:hyphenation-no-caps="false" fo:hyphenate="false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loext:hyphenation-no-caps="false" fo:hyphenate="false"/>
    </style:style>
    <style:style style:name="T1" style:family="text">
      <style:text-properties fo:font-weight="normal" fo:font-style="normal" style:use-window-font-color="true" loext:opacity="0%" style:font-style-complex="normal" fo:letter-spacing="normal" style:font-name-asian="Noto Serif CJK SC" style:country-asian="CN" style:letter-kerning="true" style:font-name-complex="Lohit Devanagari" style:text-position="0% 100%" style:text-underline-style="none" style:text-emphasize="none" style:font-name="Ubuntu Condensed" style:language-asian="zh" fo:language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0.5pt" style:text-line-through-type="none" fo:text-shadow="none" style:text-line-through-mode="continuous" style:language-complex="hi" fo:font-size="10pt" style:country-complex="IN"/>
    </style:style>
    <style:style style:name="T2" style:family="text">
      <style:text-properties fo:font-weight="normal" fo:font-style="normal" style:use-window-font-color="true" loext:opacity="0%" style:font-style-complex="normal" fo:letter-spacing="normal" style:font-name-asian="Noto Serif CJK SC" style:country-asian="CN" style:letter-kerning="true" style:font-name-complex="Lohit Devanagari" style:text-position="0% 100%" style:text-underline-style="none" style:text-emphasize="none" style:font-name="Liberation Serif" style:language-asian="zh" fo:language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0.5pt" style:text-line-through-type="none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p text:style-name="P1">Test 0<text:s/>« doc » a</text:p>
      <text:p text:style-name="podPageBreakAfter"/>
      <text:p text:style-name="P1">Test 1<text:s/>« doc » a</text:p>
      <text:p text:style-name="podPageBreakAfter"/>
      <text:p text:style-name="P1">Test 2<text:s/>« doc » a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3">
  <office:font-face-decls>
    <style:font-face style:name="Liberation Sans" style:font-pitch="variable" svg:font-family="'Liberation Sans'" style:font-family-generic="swiss"/>
    <style:font-face style:name="Liberation Serif" style:font-pitch="variable" svg:font-family="'Liberation Serif'" style:font-family-generic="roman"/>
    <style:font-face style:name="Liberation Serif1" style:font-pitch="variable" svg:font-family="'Liberation Serif'"/>
    <style:font-face style:name="Lohit Devanagari" style:font-pitch="variable" svg:font-family="'Lohit Devanagari'" style:font-family-generic="system"/>
    <style:font-face style:name="Lohit Devanagari1" svg:font-family="'Lohit Devanagari'"/>
    <style:font-face style:name="Noto Sans CJK SC" style:font-pitch="variable" svg:font-family="'Noto Sans CJK SC'" style:font-family-generic="system"/>
    <style:font-face style:name="Noto Serif CJK SC" style:font-pitch="variable" svg:font-family="'Noto Serif CJK SC'" style:font-family-generic="system"/>
    <style:font-face style:name="Ubuntu Condensed" style:font-pitch="variable" svg:font-family="'Ubuntu Condensed'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loext:opacity="0%" style:font-name="Liberation Serif" style:language-asian="zh" style:language-complex="hi" fo:language="fr" style:font-name-asian="Noto Serif CJK SC" fo:font-size="12pt" style:font-size-complex="12pt" style:country-asian="CN" style:letter-kerning="true" style:font-size-asian="10.5pt" style:font-name-complex="Lohit Devanagari" style:country-complex="IN"/>
    </style:default-style>
    <style:default-style style:family="paragraph">
      <style:paragraph-properties style:writing-mode="page" fo:hyphenation-ladder-count="no-limit" fo:orphans="2" fo:widows="2" style:tab-stop-distance="1.251cm" style:punctuation-wrap="hanging" style:text-autospace="ideograph-alpha" style:line-break="strict"/>
      <style:text-properties fo:hyphenation-remain-char-count="2" style:use-window-font-color="true" fo:country="BE" loext:opacity="0%" fo:hyphenation-push-char-count="2" style:font-name="Liberation Serif" style:language-asian="zh" style:language-complex="hi" fo:language="fr" style:font-name-asian="Noto Serif CJK SC" fo:font-size="12pt" style:font-size-complex="12pt" style:country-asian="CN" style:letter-kerning="true" style:font-size-asian="10.5pt" loext:hyphenation-no-caps="false" fo:hyphenate="false" style:font-name-complex="Lohit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Lohit Devanagari" style:font-family-generic-complex="system" style:font-size-asian="14pt" fo:font-family="'Liberation Sans'" style:font-name="Liberation Sans" style:font-size-complex="14pt" style:font-family-asian="'Noto Sans CJK SC'" style:font-name-asian="Noto Sans CJK SC" style:font-family-complex="'Lohit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47cm" style:contextual-spacing="false" fo:line-height="115%"/>
    </style:style>
    <style:style style:name="List" style:class="list" style:parent-style-name="Text_20_body" style:family="paragraph">
      <style:text-properties style:font-size-asian="12pt" style:font-family-complex="'Lohit Devanagari'" style:font-name-complex="Lohit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'Lohit Devanagari'" fo:font-size="12pt" style:font-style-asian="italic" style:font-style-complex="italic" style:font-name-complex="Lohit Devanagari1"/>
    </style:style>
    <style:style style:name="Index" style:class="index" style:parent-style-name="Standard" style:family="paragraph">
      <style:paragraph-properties text:number-lines="false" text:line-number="0"/>
      <style:text-properties fo:country="none" fo:language="zxx" style:language-asian="zxx" style:language-complex="zxx" style:font-size-asian="12pt" style:font-family-complex="'Lohit Devanagari'" style:country-complex="none" style:country-asian="none" style:font-name-complex="Lohit Devanagari1"/>
    </style:style>
    <text:outline-style style:name="Outline">
      <text:outline-level-style style:num-format="" loext:num-list-format="%1%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loext:num-list-format="%2%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loext:num-list-format="%3%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loext:num-list-format="%4%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loext:num-list-format="%5%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loext:num-list-format="%6%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loext:num-list-format="%7%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loext:num-list-format="%8%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loext:num-list-format="%9%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loext:num-list-format="%10%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loext:margin-gutter="0cm" fo:page-height="29.7cm" style:layout-grid-display="fals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5:37:52.260119742</meta:creation-date>
    <dc:date>2021-11-04T13:13:17.048592608</dc:date>
    <meta:editing-duration>PT3H55M32S</meta:editing-duration>
    <meta:editing-cycles>7</meta:editing-cycles>
    <meta:generator>LibreOffice/7.2.2.2$Linux_X86_64 LibreOffice_project/20$Build-2</meta:generator>
    <meta:document-statistic meta:table-count="0" meta:image-count="0" meta:object-count="0" meta:page-count="1" meta:paragraph-count="2" meta:word-count="6" meta:character-count="16" meta:non-whitespace-character-count="11"/>
    <dc:title>doDoc</dc:title>
  </office:meta>
</office:document-meta>
</file>